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No_20_Spacing" style:list-style-name="WWNum1"/>
    <style:style style:name="P2" style:family="paragraph" style:parent-style-name="No_20_Spacing">
      <style:text-properties style:font-name="Times New Roman" fo:font-size="12pt" style:font-size-asian="12pt" style:font-name-complex="Times New Roman1" style:font-size-complex="12pt"/>
    </style:style>
    <style:style style:name="P3" style:family="paragraph" style:parent-style-name="No_20_Spacing">
      <style:text-properties style:font-name="Times New Roman" fo:font-size="12pt" fo:font-weight="bold" style:font-size-asian="12pt" style:font-weight-asian="bold" style:font-name-complex="Times New Roman1" style:font-size-complex="12pt" style:font-weight-complex="bold"/>
    </style:style>
    <style:style style:name="P4" style:family="paragraph" style:parent-style-name="No_20_Spacing" style:list-style-name="WWNum2"/>
    <style:style style:name="P5" style:family="paragraph" style:parent-style-name="No_20_Spacing">
      <style:text-properties fo:color="#000000" loext:opacity="100%" style:font-name="Times New Roman" fo:font-size="12pt" style:font-size-asian="12pt" style:font-name-complex="Times New Roman1" style:font-size-complex="12pt"/>
    </style:style>
    <style:style style:name="P6" style:family="paragraph" style:parent-style-name="No_20_Spacing">
      <style:text-properties fo:color="#000000" loext:opacity="100%" style:font-name="Times New Roman" fo:font-size="12pt" style:letter-kerning="false" style:font-size-asian="12pt" style:font-name-complex="Times New Roman1" style:font-size-complex="12pt"/>
    </style:style>
    <style:style style:name="P7" style:family="paragraph" style:parent-style-name="No_20_Spacing" style:list-style-name="WWNum3"/>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0092a4"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font-weight-complex="bold"/>
    </style:style>
    <style:style style:name="T4" style:family="text">
      <style:text-properties fo:color="#000000" loext:opacity="100%" style:font-name="Times New Roman" fo:font-size="12pt" fo:font-weight="bold" style:letter-kerning="false" style:font-size-asian="12pt" style:font-weight-asian="bold" style:font-name-complex="Times New Roman1" style:font-size-complex="12pt" style:font-weight-complex="bold"/>
    </style:style>
    <style:style style:name="T5" style:family="text">
      <style:text-properties fo:color="#000000" loext:opacity="100%" style:font-name="Times New Roman" fo:font-size="12pt" style:letter-kerning="false"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No_20_Spacing"><text:span text:style-name="T1"><text:tab/><text:tab/><text:tab/><text:tab/><text:tab/> <text:s text:c="3"/></text:span><text:span text:style-name="T3">USER STORY<text:tab/></text:span></text:p>
      <text:p text:style-name="No_20_Spacing"><text:span text:style-name="T3">URL: </text:span><text:span text:style-name="T1">https://www.amazon.in/</text:span></text:p>
      <text:p text:style-name="No_20_Spacing"><text:span text:style-name="T3">USERNAME:</text:span><text:span text:style-name="T1"> <text:s/></text:span><text:span text:style-name="T2">YUVAN SANKAR S</text:span></text:p>
      <text:p text:style-name="No_20_Spacing"><text:span text:style-name="T3">PASSWORD:</text:span><text:span text:style-name="T1"> </text:span><text:span text:style-name="T2">yuvan</text:span><text:span text:style-name="T1">@123</text:span></text:p>
      <text:p text:style-name="No_20_Spacing"><text:span text:style-name="T3">As a user:</text:span></text:p>
      <text:p text:style-name="No_20_Spacing"><text:span text:style-name="T1"><text:tab/>I want to search the products in search bar so that the related products are displayed in the page.</text:span></text:p>
      <text:p text:style-name="No_20_Spacing"><text:span text:style-name="T3">Acceptance Criteria:</text:span></text:p>
      <text:list xml:id="list895822210" text:style-name="WWNum1">
        <text:list-item>
          <text:p text:style-name="P1"><text:span text:style-name="T1">Ensure that the product entered in the search field is displayed in the page.</text:span></text:p>
        </text:list-item>
        <text:list-item>
          <text:p text:style-name="P1"><text:span text:style-name="T1">Ensure that when a option from the drop down is selection only that particular type of products are displayed in the page.</text:span></text:p>
        </text:list-item>
        <text:list-item>
          <text:p text:style-name="P1"><text:span text:style-name="T1">Ensure that when nothing is selected or typed in the search field home page is displayed.</text:span></text:p>
        </text:list-item>
        <text:list-item>
          <text:p text:style-name="P1"><text:span text:style-name="T1">Ensure that if invalid product is entered in the search field no product found message should be displayed.</text:span></text:p>
        </text:list-item>
      </text:list>
      <text:p text:style-name="P2"/>
      <text:p text:style-name="No_20_Spacing"><text:span text:style-name="T3">As a user:</text:span></text:p>
      <text:p text:style-name="No_20_Spacing"><text:span text:style-name="T1"><text:tab/>I want to add the products to cart and that products should be displayed in the cart page.</text:span></text:p>
      <text:p text:style-name="P2"/>
      <text:p text:style-name="No_20_Spacing"><text:span text:style-name="T3">Acceptance Criteria:</text:span></text:p>
      <text:p text:style-name="P3"/>
      <text:p text:style-name="No_20_Spacing"><text:span text:style-name="T1">Ensure that when add to cart is selected for a particular product that product is displayed in the cart page.</text:span></text:p>
      <text:p text:style-name="P2"/>
      <text:p text:style-name="No_20_Spacing"><text:span text:style-name="T3">As a user:</text:span></text:p>
      <text:p text:style-name="No_20_Spacing"><text:span text:style-name="T1">I want to login to my account with a valid email id and password so that I can </text:span></text:p>
      <text:p text:style-name="No_20_Spacing"><text:span text:style-name="T1">read and manage the emails.</text:span></text:p>
      <text:p text:style-name="P2"/>
      <text:p text:style-name="No_20_Spacing"><text:span text:style-name="T3">Acceptance criteria :</text:span></text:p>
      <text:p text:style-name="No_20_Spacing"><text:span text:style-name="T1">1.<text:tab/>As an user :</text:span></text:p>
      <text:p text:style-name="No_20_Spacing"><text:span text:style-name="T1">I want to login to my account with a valid phone number and password so that I can monitor and manage the entire user dashboard</text:span></text:p>
      <text:p text:style-name="No_20_Spacing"><text:span text:style-name="T1">Acceptance Criteria :</text:span></text:p>
      <text:p text:style-name="P2"/>
      <text:p text:style-name="No_20_Spacing"><text:span text:style-name="T1">· <text:s text:c="7"/>Ensure if the Email or Phone field is left empty then it should displays an error message “Enter your email or mobile phone number” and it should be highlighted in red colour.</text:span></text:p>
      <text:p text:style-name="P2"/>
      <text:p text:style-name="No_20_Spacing"><text:span text:style-name="T1">· <text:s text:c="7"/>If the user enters an invalid Email id or Phone number it should displays an error message “We cannot find an account with that email address” and the fields should be highlighted in red colour.</text:span></text:p>
      <text:p text:style-name="P2"/>
      <text:p text:style-name="No_20_Spacing"><text:span text:style-name="T1">· <text:s text:c="7"/>Ensure if the user enters the valid Email or Phone it should navigate to the password page.</text:span></text:p>
      <text:p text:style-name="P2"/>
      <text:p text:style-name="No_20_Spacing"><text:span text:style-name="T1">· <text:s text:c="7"/>Ensure if the Password field is left empty then it should display an error message “Enter your password” and it should be highlighted in red colour.</text:span></text:p>
      <text:p text:style-name="P2"/>
      <text:p text:style-name="No_20_Spacing"><text:span text:style-name="T1">· <text:s text:c="7"/>If the user enters an invalid password it should display an error message “Your password is incorrect” and the fields should be highlighted in red colour.</text:span></text:p>
      <text:p text:style-name="P2"><text:soft-page-break/></text:p>
      <text:p text:style-name="No_20_Spacing"><text:span text:style-name="T1">· <text:s text:c="6"/>If the user clicks on forget password then an account recovery message should be sent to the concerned user.</text:span></text:p>
      <text:p text:style-name="P2"/>
      <text:p text:style-name="No_20_Spacing"><text:span text:style-name="T1">· <text:s text:c="6"/>If the user enters the valid password it should navigate to home page.</text:span></text:p>
      <text:p text:style-name="P2"/>
      <text:p text:style-name="P2"/>
      <text:p text:style-name="P2"/>
      <text:p text:style-name="No_20_Spacing"><text:span text:style-name="T3">As an User:</text:span></text:p>
      <text:p text:style-name="No_20_Spacing"><text:span text:style-name="T1">I want to filter the products so that I can easily choose my needs from the application.</text:span></text:p>
      <text:p text:style-name="P2"/>
      <text:p text:style-name="No_20_Spacing"><text:span text:style-name="T3">Acceptance criteria:</text:span></text:p>
      <text:list xml:id="list3062219819" text:style-name="WWNum2">
        <text:list-item>
          <text:p text:style-name="P4"><text:span text:style-name="T1">Check whether the page contains filter option</text:span></text:p>
        </text:list-item>
        <text:list-item>
          <text:p text:style-name="P4"><text:span text:style-name="T1">Ensure that the user is able to filter according to the chosen features</text:span></text:p>
        </text:list-item>
        <text:list-item>
          <text:p text:style-name="P4"><text:span text:style-name="T1">Check whether the apply button has functionality</text:span></text:p>
        </text:list-item>
        <text:list-item>
          <text:p text:style-name="P4"><text:span text:style-name="T1">Ensure that the user is able to get the products by delivery day</text:span></text:p>
        </text:list-item>
        <text:list-item>
          <text:p text:style-name="P4"><text:span text:style-name="T1">Ensure that the user is able to clear the filters.</text:span></text:p>
        </text:list-item>
      </text:list>
      <text:p text:style-name="P5"/>
      <text:p text:style-name="No_20_Spacing"><text:span text:style-name="T4"><text:s/>As a user:</text:span></text:p>
      <text:p text:style-name="P6"/>
      <text:p text:style-name="No_20_Spacing"><text:span text:style-name="T5">I want to proceed by clicking buy now and order the items by giving the required details</text:span></text:p>
      <text:p text:style-name="P6"/>
      <text:p text:style-name="No_20_Spacing"><text:span text:style-name="T4">Acceptance criteria :</text:span></text:p>
      <text:list xml:id="list3631214493" text:style-name="WWNum3">
        <text:list-item>
          <text:p text:style-name="P7"><text:span text:style-name="T5">Ensure if the items can be delivered to the default address is or edit the address or enter a new address and after choosing click on the “Deliver to this address” button</text:span></text:p>
        </text:list-item>
        <text:list-item>
          <text:p text:style-name="P7"><text:span text:style-name="T5">Ensure the chosen delivery date and delivery charge is fine or else change accordingly</text:span></text:p>
        </text:list-item>
        <text:list-item>
          <text:p text:style-name="P7"><text:span text:style-name="T5">Ensure that if the other payment methods are able to be chosen <text:s/><text:line-break/></text:span></text:p>
        </text:list-item>
      </text:list>
      <text:p text:style-name="P2"/>
      <text:p text:style-name="P2"/>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1.058cm" fo:margin-left="1.693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847cm" fo:margin-bottom="0.847cm" fo:margin-left="0.847cm" fo:margin-right="0.847cm" fo:border="0.51pt solid #000000" fo:padding="1.676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0.51pt solid #000000" fo:padding="1.134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oma sundari</meta:initial-creator>
    <meta:editing-cycles>2</meta:editing-cycles>
    <meta:creation-date>2023-04-05T10:17:00</meta:creation-date>
    <dc:date>2023-04-06T08:55:25.087534454</dc:date>
    <meta:editing-duration>PT5H55M49S</meta:editing-duration>
    <meta:generator>LibreOffice/7.3.7.2$Linux_X86_64 LibreOffice_project/30$Build-2</meta:generator>
    <meta:document-statistic meta:table-count="0" meta:image-count="0" meta:object-count="0" meta:page-count="2" meta:paragraph-count="43" meta:word-count="549" meta:character-count="2997" meta:non-whitespace-character-count="2438"/>
    <meta:user-defined meta:name="AppVersion">16.0000</meta:user-defined>
    <meta:template xlink:type="simple" xlink:actuate="onRequest" xlink:title="Normal" xlink:href=""/>
  </office:meta>
</office:document-meta>
</file>